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0.381cm"/>
    </style:style>
    <style:style style:name="co5" style:family="table-column">
      <style:table-column-properties fo:break-before="auto" style:column-width="2.96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326cm"/>
    </style:style>
    <style:style style:name="co8" style:family="table-column">
      <style:table-column-properties fo:break-before="auto" style:column-width="2.314cm"/>
    </style:style>
    <style:style style:name="co9" style:family="table-column">
      <style:table-column-properties fo:break-before="auto" style:column-width="3.485cm"/>
    </style:style>
    <style:style style:name="co10" style:family="table-column">
      <style:table-column-properties fo:break-before="auto" style:column-width="5.256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321cm"/>
    </style:style>
    <style:style style:name="co13" style:family="table-column">
      <style:table-column-properties fo:break-before="auto" style:column-width="6.5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column table:style-name="co7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Default"/>
        <table:table-row table:style-name="ro1">
          <table:table-cell/>
          <table:table-cell table:style-name="ce2" office:value-type="string" calcext:value-type="string">
            <text:p>Mean Pile Dedup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Mean MiniPile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 table:style-name="ce2"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 table:style-name="ce2" office:value-type="string" calcext:value-type="string">
            <text:p>Interpretation</text:p>
          </table:table-cell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997" calcext:value-type="float">
            <text:p>0,1997</text:p>
          </table:table-cell>
          <table:table-cell office:value-type="float" office:value="0.0117" calcext:value-type="float">
            <text:p>0,0117</text:p>
          </table:table-cell>
          <table:table-cell/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formula="of:=[.E2]-[.B2]" office:value-type="float" office:value="0.0128" calcext:value-type="float">
            <text:p>0,0128</text:p>
          </table:table-cell>
          <table:table-cell table:formula="of:=SQRT([.C2]*[.C2] + [.F2]*[.F2])" office:value-type="float" office:value="0.0167597732681561" calcext:value-type="float">
            <text:p>0,0168</text:p>
          </table:table-cell>
          <table:table-cell table:formula="of:=(([.E2]-[.B2]) / [.B2]) * 100" office:value-type="float" office:value="6.40961442163245" calcext:value-type="float">
            <text:p>6,4096</text:p>
          </table:table-cell>
          <table:table-cell/>
          <table:table-cell table:formula="of:=[.H2]+1.96*[.I2]" office:value-type="float" office:value="0.045649155605586" calcext:value-type="float">
            <text:p>0,0456</text:p>
          </table:table-cell>
          <table:table-cell table:formula="of:=[.H2]-1.96*[.I2]" office:value-type="float" office:value="-0.020049155605586" calcext:value-type="float">
            <text:p>-0,02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9" calcext:value-type="float">
            <text:p>0,2299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table:formula="of:=[.E3]-[.B3]" office:value-type="float" office:value="0.04" calcext:value-type="float">
            <text:p>0,04</text:p>
          </table:table-cell>
          <table:table-cell table:formula="of:=SQRT([.C3]*[.C3] + [.F3]*[.F3])" office:value-type="float" office:value="0.00509313263129874" calcext:value-type="float">
            <text:p>0,0051</text:p>
          </table:table-cell>
          <table:table-cell table:formula="of:=(([.E3]-[.B3]) / [.B3]) * 100" office:value-type="float" office:value="17.3988690735102" calcext:value-type="float">
            <text:p>17,3989</text:p>
          </table:table-cell>
          <table:table-cell/>
          <table:table-cell table:formula="of:=[.H3]+1.96*[.I3]" office:value-type="float" office:value="0.0499825399573455" calcext:value-type="float">
            <text:p>0,0500</text:p>
          </table:table-cell>
          <table:table-cell table:formula="of:=[.H3]-1.96*[.I3]" office:value-type="float" office:value="0.0300174600426545" calcext:value-type="float">
            <text:p>0,0300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903" calcext:value-type="float">
            <text:p>0,2903</text:p>
          </table:table-cell>
          <table:table-cell office:value-type="float" office:value="0.0045" calcext:value-type="float">
            <text:p>0,0045</text:p>
          </table:table-cell>
          <table:table-cell/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4]-[.B4]" office:value-type="float" office:value="-0.0343" calcext:value-type="float">
            <text:p>-0,0343</text:p>
          </table:table-cell>
          <table:table-cell table:formula="of:=SQRT([.C4]*[.C4] + [.F4]*[.F4])" office:value-type="float" office:value="0.00629364759102383" calcext:value-type="float">
            <text:p>0,0063</text:p>
          </table:table-cell>
          <table:table-cell table:formula="of:=(([.E4]-[.B4]) / [.B4]) * 100" office:value-type="float" office:value="-11.8153634171547" calcext:value-type="float">
            <text:p>-11,8154</text:p>
          </table:table-cell>
          <table:table-cell/>
          <table:table-cell table:formula="of:=[.H4]+1.96*[.I4]" office:value-type="float" office:value="-0.0219644507215933" calcext:value-type="float">
            <text:p>-0,0220</text:p>
          </table:table-cell>
          <table:table-cell table:formula="of:=[.H4]-1.96*[.I4]" office:value-type="float" office:value="-0.0466355492784067" calcext:value-type="float">
            <text:p>-0,0466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964" calcext:value-type="float">
            <text:p>0,4964</text:p>
          </table:table-cell>
          <table:table-cell office:value-type="float" office:value="0.0141" calcext:value-type="float">
            <text:p>0,0141</text:p>
          </table:table-cell>
          <table:table-cell/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5]-[.B5]" office:value-type="float" office:value="-0.0244" calcext:value-type="float">
            <text:p>-0,0244</text:p>
          </table:table-cell>
          <table:table-cell table:formula="of:=SQRT([.C5]*[.C5] + [.F5]*[.F5])" office:value-type="float" office:value="0.0198698263706556" calcext:value-type="float">
            <text:p>0,0199</text:p>
          </table:table-cell>
          <table:table-cell table:formula="of:=(([.E5]-[.B5]) / [.B5]) * 100" office:value-type="float" office:value="-4.9153908138598" calcext:value-type="float">
            <text:p>-4,9154</text:p>
          </table:table-cell>
          <table:table-cell/>
          <table:table-cell table:formula="of:=[.H5]+1.96*[.I5]" office:value-type="float" office:value="0.0145448596864849" calcext:value-type="float">
            <text:p>0,0145</text:p>
          </table:table-cell>
          <table:table-cell table:formula="of:=[.H5]-1.96*[.I5]" office:value-type="float" office:value="-0.063344859686485" calcext:value-type="float">
            <text:p>-0,063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3689" calcext:value-type="float">
            <text:p>0,3689</text:p>
          </table:table-cell>
          <table:table-cell office:value-type="float" office:value="0.0067" calcext:value-type="float">
            <text:p>0,006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]-[.B6]" office:value-type="float" office:value="-0.3689" calcext:value-type="float">
            <text:p>-0,3689</text:p>
          </table:table-cell>
          <table:table-cell table:formula="of:=SQRT([.C6]*[.C6] + [.F6]*[.F6])" office:value-type="float" office:value="0.0067" calcext:value-type="float">
            <text:p>0,0067</text:p>
          </table:table-cell>
          <table:table-cell table:formula="of:=(([.E6]-[.B6]) / [.B6]) * 100" office:value-type="float" office:value="-100" calcext:value-type="float">
            <text:p>-100,0000</text:p>
          </table:table-cell>
          <table:table-cell/>
          <table:table-cell table:formula="of:=[.H6]+1.96*[.I6]" office:value-type="float" office:value="-0.355768" calcext:value-type="float">
            <text:p>-0,3558</text:p>
          </table:table-cell>
          <table:table-cell table:formula="of:=[.H6]-1.96*[.I6]" office:value-type="float" office:value="-0.382032" calcext:value-type="float">
            <text:p>-0,382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style-name="ce3" office:value-type="float" office:value="31.2589" calcext:value-type="float">
            <text:p>31,2589</text:p>
          </table:table-cell>
          <table:table-cell office:value-type="float" office:value="1.1594" calcext:value-type="float">
            <text:p>1,1594</text:p>
          </table:table-cell>
          <table:table-cell/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table:formula="of:=[.E7]-[.B7]" office:value-type="float" office:value="3033144.0104" calcext:value-type="float">
            <text:p>3033144,0104</text:p>
          </table:table-cell>
          <table:table-cell table:formula="of:=SQRT([.C7]*[.C7] + [.F7]*[.F7])" office:value-type="float" office:value="288926.582702326" calcext:value-type="float">
            <text:p>288926,5827</text:p>
          </table:table-cell>
          <table:table-cell table:formula="of:=(([.E7]-[.B7]) / [.B7]) * 100" office:value-type="float" office:value="9703297.33419922" calcext:value-type="float">
            <text:p>9703297,3342</text:p>
          </table:table-cell>
          <table:table-cell/>
          <table:table-cell table:formula="of:=[.H7]+1.96*[.I7]" office:value-type="float" office:value="3599440.11249656" calcext:value-type="float">
            <text:p>3599440,1125</text:p>
          </table:table-cell>
          <table:table-cell table:formula="of:=[.H7]-1.96*[.I7]" office:value-type="float" office:value="2466847.90830344" calcext:value-type="float">
            <text:p>2466847,9083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style-name="ce3" office:value-type="float" office:value="0.7294" calcext:value-type="float">
            <text:p>0,7294</text:p>
          </table:table-cell>
          <table:table-cell office:value-type="float" office:value="0.0015" calcext:value-type="float">
            <text:p>0,0015</text:p>
          </table:table-cell>
          <table:table-cell/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table:formula="of:=[.E8]-[.B8]" office:value-type="float" office:value="-0.21" calcext:value-type="float">
            <text:p>-0,21</text:p>
          </table:table-cell>
          <table:table-cell table:formula="of:=SQRT([.C8]*[.C8] + [.F8]*[.F8])" office:value-type="float" office:value="0.002343074902772" calcext:value-type="float">
            <text:p>0,0023</text:p>
          </table:table-cell>
          <table:table-cell table:formula="of:=(([.E8]-[.B8]) / [.B8]) * 100" office:value-type="float" office:value="-28.7907869481766" calcext:value-type="float">
            <text:p>-28,7908</text:p>
          </table:table-cell>
          <table:table-cell/>
          <table:table-cell table:formula="of:=[.H8]+1.96*[.I8]" office:value-type="float" office:value="-0.205407573190567" calcext:value-type="float">
            <text:p>-0,2054</text:p>
          </table:table-cell>
          <table:table-cell table:formula="of:=[.H8]-1.96*[.I8]" office:value-type="float" office:value="-0.214592426809433" calcext:value-type="float">
            <text:p>-0,2146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2" office:value-type="float" office:value="0.2335" calcext:value-type="float">
            <text:p>0,2335</text:p>
          </table:table-cell>
          <table:table-cell office:value-type="float" office:value="0.0059" calcext:value-type="float">
            <text:p>0,005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9]-[.B9]" office:value-type="float" office:value="-0.2335" calcext:value-type="float">
            <text:p>-0,2335</text:p>
          </table:table-cell>
          <table:table-cell table:formula="of:=SQRT([.C9]*[.C9] + [.F9]*[.F9])" office:value-type="float" office:value="0.0059" calcext:value-type="float">
            <text:p>0,0059</text:p>
          </table:table-cell>
          <table:table-cell table:formula="of:=(([.E9]-[.B9]) / [.B9]) * 100" office:value-type="float" office:value="-100" calcext:value-type="float">
            <text:p>-100,0000</text:p>
          </table:table-cell>
          <table:table-cell/>
          <table:table-cell table:formula="of:=[.H9]+1.96*[.I9]" office:value-type="float" office:value="-0.221936" calcext:value-type="float">
            <text:p>-0,2219</text:p>
          </table:table-cell>
          <table:table-cell table:formula="of:=[.H9]-1.96*[.I9]" office:value-type="float" office:value="-0.245064" calcext:value-type="float">
            <text:p>-0,2451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2" office:value-type="float" office:value="172.7619" calcext:value-type="float">
            <text:p>172,7619</text:p>
          </table:table-cell>
          <table:table-cell office:value-type="float" office:value="7.7265" calcext:value-type="float">
            <text:p>7,7265</text:p>
          </table:table-cell>
          <table:table-cell/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table:formula="of:=[.E10]-[.B10]" office:value-type="float" office:value="27067778.5842" calcext:value-type="float">
            <text:p>27067778,5842</text:p>
          </table:table-cell>
          <table:table-cell table:formula="of:=SQRT([.C10]*[.C10] + [.F10]*[.F10])" office:value-type="float" office:value="2710040.19091101" calcext:value-type="float">
            <text:p>2710040,1909</text:p>
          </table:table-cell>
          <table:table-cell table:formula="of:=(([.E10]-[.B10]) / [.B10]) * 100" office:value-type="float" office:value="15667678.2231499" calcext:value-type="float">
            <text:p>15667678,2231</text:p>
          </table:table-cell>
          <table:table-cell/>
          <table:table-cell table:formula="of:=[.H10]+1.96*[.I10]" office:value-type="float" office:value="32379457.3583856" calcext:value-type="float">
            <text:p>32379457,3584</text:p>
          </table:table-cell>
          <table:table-cell table:formula="of:=[.H10]-1.96*[.I10]" office:value-type="float" office:value="21756099.8100144" calcext:value-type="float">
            <text:p>21756099,810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Mean Pile Dedup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Mean Recrea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997" calcext:value-type="float">
            <text:p>0,1997</text:p>
          </table:table-cell>
          <table:table-cell office:value-type="float" office:value="0.0117" calcext:value-type="float">
            <text:p>0,0117</text:p>
          </table:table-cell>
          <table:table-cell/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4]-[.B14]" office:value-type="float" office:value="-0.0103" calcext:value-type="float">
            <text:p>-0,0103</text:p>
          </table:table-cell>
          <table:table-cell table:formula="of:=SQRT([.C14]*[.C14] + [.F14]*[.F14])" office:value-type="float" office:value="0.0164054868870144" calcext:value-type="float">
            <text:p>0,0164</text:p>
          </table:table-cell>
          <table:table-cell table:formula="of:=(([.E14]-[.B14]) / [.B14]) * 100" office:value-type="float" office:value="-5.15773660490735" calcext:value-type="float">
            <text:p>-5,1577</text:p>
          </table:table-cell>
          <table:table-cell/>
          <table:table-cell table:formula="of:=[.H14]+1.96*[.I14]" office:value-type="float" office:value="0.0218547542985482" calcext:value-type="float">
            <text:p>0,0219</text:p>
          </table:table-cell>
          <table:table-cell table:formula="of:=[.H14]-1.96*[.I14]" office:value-type="float" office:value="-0.0424547542985481" calcext:value-type="float">
            <text:p>-0,0425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9" calcext:value-type="float">
            <text:p>0,2299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5]-[.B15]" office:value-type="float" office:value="-0.000399999999999984" calcext:value-type="float">
            <text:p>-0,000399999999999984</text:p>
          </table:table-cell>
          <table:table-cell table:formula="of:=SQRT([.C15]*[.C15] + [.F15]*[.F15])" office:value-type="float" office:value="0.00494974746830583" calcext:value-type="float">
            <text:p>0,0049</text:p>
          </table:table-cell>
          <table:table-cell table:formula="of:=(([.E15]-[.B15]) / [.B15]) * 100" office:value-type="float" office:value="-0.173988690735095" calcext:value-type="float">
            <text:p>-0,1740</text:p>
          </table:table-cell>
          <table:table-cell/>
          <table:table-cell table:formula="of:=[.H15]+1.96*[.I15]" office:value-type="float" office:value="0.00930150503787945" calcext:value-type="float">
            <text:p>0,0093</text:p>
          </table:table-cell>
          <table:table-cell table:formula="of:=[.H15]-1.96*[.I15]" office:value-type="float" office:value="-0.0101015050378794" calcext:value-type="float">
            <text:p>-0,010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903" calcext:value-type="float">
            <text:p>0,2903</text:p>
          </table:table-cell>
          <table:table-cell office:value-type="float" office:value="0.0045" calcext:value-type="float">
            <text:p>0,0045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6]-[.B16]" office:value-type="float" office:value="-0.0299" calcext:value-type="float">
            <text:p>-0,0299</text:p>
          </table:table-cell>
          <table:table-cell table:formula="of:=SQRT([.C16]*[.C16] + [.F16]*[.F16])" office:value-type="float" office:value="0.00629364759102383" calcext:value-type="float">
            <text:p>0,0063</text:p>
          </table:table-cell>
          <table:table-cell table:formula="of:=(([.E16]-[.B16]) / [.B16]) * 100" office:value-type="float" office:value="-10.299689975887" calcext:value-type="float">
            <text:p>-10,2997</text:p>
          </table:table-cell>
          <table:table-cell/>
          <table:table-cell table:formula="of:=[.H16]+1.96*[.I16]" office:value-type="float" office:value="-0.0175644507215933" calcext:value-type="float">
            <text:p>-0,0176</text:p>
          </table:table-cell>
          <table:table-cell table:formula="of:=[.H16]-1.96*[.I16]" office:value-type="float" office:value="-0.0422355492784067" calcext:value-type="float">
            <text:p>-0,0422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964" calcext:value-type="float">
            <text:p>0,4964</text:p>
          </table:table-cell>
          <table:table-cell office:value-type="float" office:value="0.0141" calcext:value-type="float">
            <text:p>0,0141</text:p>
          </table:table-cell>
          <table:table-cell/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17]-[.B17]" office:value-type="float" office:value="0.0158" calcext:value-type="float">
            <text:p>0,0158</text:p>
          </table:table-cell>
          <table:table-cell table:formula="of:=SQRT([.C17]*[.C17] + [.F17]*[.F17])" office:value-type="float" office:value="0.0198698263706556" calcext:value-type="float">
            <text:p>0,0199</text:p>
          </table:table-cell>
          <table:table-cell table:formula="of:=(([.E17]-[.B17]) / [.B17]) * 100" office:value-type="float" office:value="3.1829170024174" calcext:value-type="float">
            <text:p>3,1829</text:p>
          </table:table-cell>
          <table:table-cell/>
          <table:table-cell table:formula="of:=[.H17]+1.96*[.I17]" office:value-type="float" office:value="0.0547448596864849" calcext:value-type="float">
            <text:p>0,0547</text:p>
          </table:table-cell>
          <table:table-cell table:formula="of:=[.H17]-1.96*[.I17]" office:value-type="float" office:value="-0.023144859686485" calcext:value-type="float">
            <text:p>-0,023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3689" calcext:value-type="float">
            <text:p>0,3689</text:p>
          </table:table-cell>
          <table:table-cell office:value-type="float" office:value="0.0067" calcext:value-type="float">
            <text:p>0,006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8]-[.B18]" office:value-type="float" office:value="-0.3689" calcext:value-type="float">
            <text:p>-0,3689</text:p>
          </table:table-cell>
          <table:table-cell table:formula="of:=SQRT([.C18]*[.C18] + [.F18]*[.F18])" office:value-type="float" office:value="0.0067" calcext:value-type="float">
            <text:p>0,0067</text:p>
          </table:table-cell>
          <table:table-cell table:formula="of:=(([.E18]-[.B18]) / [.B18]) * 100" office:value-type="float" office:value="-100" calcext:value-type="float">
            <text:p>-100,0000</text:p>
          </table:table-cell>
          <table:table-cell/>
          <table:table-cell table:formula="of:=[.H18]+1.96*[.I18]" office:value-type="float" office:value="-0.355768" calcext:value-type="float">
            <text:p>-0,3558</text:p>
          </table:table-cell>
          <table:table-cell table:formula="of:=[.H18]-1.96*[.I18]" office:value-type="float" office:value="-0.382032" calcext:value-type="float">
            <text:p>-0,382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style-name="ce3" office:value-type="float" office:value="31.2589" calcext:value-type="float">
            <text:p>31,2589</text:p>
          </table:table-cell>
          <table:table-cell office:value-type="float" office:value="1.1594" calcext:value-type="float">
            <text:p>1,1594</text:p>
          </table:table-cell>
          <table:table-cell/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table:formula="of:=[.E19]-[.B19]" office:value-type="float" office:value="1854377.141" calcext:value-type="float">
            <text:p>1854377,141</text:p>
          </table:table-cell>
          <table:table-cell table:formula="of:=SQRT([.C19]*[.C19] + [.F19]*[.F19])" office:value-type="float" office:value="148101.597804538" calcext:value-type="float">
            <text:p>148101,5978</text:p>
          </table:table-cell>
          <table:table-cell table:formula="of:=(([.E19]-[.B19]) / [.B19]) * 100" office:value-type="float" office:value="5932317.32722521" calcext:value-type="float">
            <text:p>5932317,3272</text:p>
          </table:table-cell>
          <table:table-cell/>
          <table:table-cell table:formula="of:=[.H19]+1.96*[.I19]" office:value-type="float" office:value="2144656.27269689" calcext:value-type="float">
            <text:p>2144656,2727</text:p>
          </table:table-cell>
          <table:table-cell table:formula="of:=[.H19]-1.96*[.I19]" office:value-type="float" office:value="1564098.00930311" calcext:value-type="float">
            <text:p>1564098,0093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style-name="ce3" office:value-type="float" office:value="0.7294" calcext:value-type="float">
            <text:p>0,7294</text:p>
          </table:table-cell>
          <table:table-cell office:value-type="float" office:value="0.0015" calcext:value-type="float">
            <text:p>0,0015</text:p>
          </table:table-cell>
          <table:table-cell/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20]-[.B20]" office:value-type="float" office:value="-0.1813" calcext:value-type="float">
            <text:p>-0,1813</text:p>
          </table:table-cell>
          <table:table-cell table:formula="of:=SQRT([.C20]*[.C20] + [.F20]*[.F20])" office:value-type="float" office:value="0.00226715680975093" calcext:value-type="float">
            <text:p>0,0023</text:p>
          </table:table-cell>
          <table:table-cell table:formula="of:=(([.E20]-[.B20]) / [.B20]) * 100" office:value-type="float" office:value="-24.8560460652591" calcext:value-type="float">
            <text:p>-24,8560</text:p>
          </table:table-cell>
          <table:table-cell/>
          <table:table-cell table:formula="of:=[.H20]+1.96*[.I20]" office:value-type="float" office:value="-0.176856372652888" calcext:value-type="float">
            <text:p>-0,1769</text:p>
          </table:table-cell>
          <table:table-cell table:formula="of:=[.H20]-1.96*[.I20]" office:value-type="float" office:value="-0.185743627347112" calcext:value-type="float">
            <text:p>-0,1857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2" office:value-type="float" office:value="0.2335" calcext:value-type="float">
            <text:p>0,2335</text:p>
          </table:table-cell>
          <table:table-cell office:value-type="float" office:value="0.0059" calcext:value-type="float">
            <text:p>0,005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21]-[.B21]" office:value-type="float" office:value="-0.2335" calcext:value-type="float">
            <text:p>-0,2335</text:p>
          </table:table-cell>
          <table:table-cell table:formula="of:=SQRT([.C21]*[.C21] + [.F21]*[.F21])" office:value-type="float" office:value="0.0059" calcext:value-type="float">
            <text:p>0,0059</text:p>
          </table:table-cell>
          <table:table-cell table:formula="of:=(([.E21]-[.B21]) / [.B21]) * 100" office:value-type="float" office:value="-100" calcext:value-type="float">
            <text:p>-100,0000</text:p>
          </table:table-cell>
          <table:table-cell/>
          <table:table-cell table:formula="of:=[.H21]+1.96*[.I21]" office:value-type="float" office:value="-0.221936" calcext:value-type="float">
            <text:p>-0,2219</text:p>
          </table:table-cell>
          <table:table-cell table:formula="of:=[.H21]-1.96*[.I21]" office:value-type="float" office:value="-0.245064" calcext:value-type="float">
            <text:p>-0,2451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2" office:value-type="float" office:value="172.7619" calcext:value-type="float">
            <text:p>172,7619</text:p>
          </table:table-cell>
          <table:table-cell office:value-type="float" office:value="7.7265" calcext:value-type="float">
            <text:p>7,7265</text:p>
          </table:table-cell>
          <table:table-cell/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table:formula="of:=[.E22]-[.B22]" office:value-type="float" office:value="11926950.4895" calcext:value-type="float">
            <text:p>11926950,4895</text:p>
          </table:table-cell>
          <table:table-cell table:formula="of:=SQRT([.C22]*[.C22] + [.F22]*[.F22])" office:value-type="float" office:value="1063672.92832806" calcext:value-type="float">
            <text:p>1063672,9283</text:p>
          </table:table-cell>
          <table:table-cell table:formula="of:=(([.E22]-[.B22]) / [.B22]) * 100" office:value-type="float" office:value="6903692.59049594" calcext:value-type="float">
            <text:p>6903692,5905</text:p>
          </table:table-cell>
          <table:table-cell/>
          <table:table-cell table:formula="of:=[.H22]+1.96*[.I22]" office:value-type="float" office:value="14011749.429023" calcext:value-type="float">
            <text:p>14011749,4290</text:p>
          </table:table-cell>
          <table:table-cell table:formula="of:=[.H22]-1.96*[.I22]" office:value-type="float" office:value="9842151.549977" calcext:value-type="float">
            <text:p>9842151,550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Mean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Mean Recrea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26]-[.B26]" office:value-type="float" office:value="-0.0231" calcext:value-type="float">
            <text:p>-0,0231</text:p>
          </table:table-cell>
          <table:table-cell table:formula="of:=SQRT([.C26]*[.C26] + [.F26]*[.F26])" office:value-type="float" office:value="0.0166207701385947" calcext:value-type="float">
            <text:p>0,0166</text:p>
          </table:table-cell>
          <table:table-cell table:formula="of:=(([.E26]-[.B26]) / [.B26]) * 100" office:value-type="float" office:value="-10.8705882352941" calcext:value-type="float">
            <text:p>-10,8706</text:p>
          </table:table-cell>
          <table:table-cell/>
          <table:table-cell table:formula="of:=[.H26]+1.96*[.I26]" office:value-type="float" office:value="0.00947670947164556" calcext:value-type="float">
            <text:p>0,0095</text:p>
          </table:table-cell>
          <table:table-cell table:formula="of:=[.H26]-1.96*[.I26]" office:value-type="float" office:value="-0.0556767094716455" calcext:value-type="float">
            <text:p>-0,055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27]-[.B27]" office:value-type="float" office:value="-0.0404" calcext:value-type="float">
            <text:p>-0,0404</text:p>
          </table:table-cell>
          <table:table-cell table:formula="of:=SQRT([.C27]*[.C27] + [.F27]*[.F27])" office:value-type="float" office:value="0.00509313263129874" calcext:value-type="float">
            <text:p>0,0051</text:p>
          </table:table-cell>
          <table:table-cell table:formula="of:=(([.E27]-[.B27]) / [.B27]) * 100" office:value-type="float" office:value="-14.9685068543905" calcext:value-type="float">
            <text:p>-14,9685</text:p>
          </table:table-cell>
          <table:table-cell/>
          <table:table-cell table:formula="of:=[.H27]+1.96*[.I27]" office:value-type="float" office:value="-0.0304174600426544" calcext:value-type="float">
            <text:p>-0,0304</text:p>
          </table:table-cell>
          <table:table-cell table:formula="of:=[.H27]-1.96*[.I27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28]-[.B28]" office:value-type="float" office:value="0.00440000000000002" calcext:value-type="float">
            <text:p>0,00440000000000002</text:p>
          </table:table-cell>
          <table:table-cell table:formula="of:=SQRT([.C28]*[.C28] + [.F28]*[.F28])" office:value-type="float" office:value="0.00622253967444162" calcext:value-type="float">
            <text:p>0,0062</text:p>
          </table:table-cell>
          <table:table-cell table:formula="of:=(([.E28]-[.B28]) / [.B28]) * 100" office:value-type="float" office:value="1.71875000000001" calcext:value-type="float">
            <text:p>1,7188</text:p>
          </table:table-cell>
          <table:table-cell/>
          <table:table-cell table:formula="of:=[.H28]+1.96*[.I28]" office:value-type="float" office:value="0.0165961777619056" calcext:value-type="float">
            <text:p>0,0166</text:p>
          </table:table-cell>
          <table:table-cell table:formula="of:=[.H28]-1.96*[.I28]" office:value-type="float" office:value="-0.00779617776190556" calcext:value-type="float">
            <text:p>-0,007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29]-[.B29]" office:value-type="float" office:value="0.0402" calcext:value-type="float">
            <text:p>0,0402</text:p>
          </table:table-cell>
          <table:table-cell table:formula="of:=SQRT([.C29]*[.C29] + [.F29]*[.F29])" office:value-type="float" office:value="0.0197989898732233" calcext:value-type="float">
            <text:p>0,0198</text:p>
          </table:table-cell>
          <table:table-cell table:formula="of:=(([.E29]-[.B29]) / [.B29]) * 100" office:value-type="float" office:value="8.51694915254238" calcext:value-type="float">
            <text:p>8,5169</text:p>
          </table:table-cell>
          <table:table-cell/>
          <table:table-cell table:formula="of:=[.H29]+1.96*[.I29]" office:value-type="float" office:value="0.0790060201515178" calcext:value-type="float">
            <text:p>0,0790</text:p>
          </table:table-cell>
          <table:table-cell table:formula="of:=[.H29]-1.96*[.I29]" office:value-type="float" office:value="0.00139397984848228" calcext:value-type="float">
            <text:p>0,0014</text:p>
          </table:table-cell>
          <table:table-cell office:value-type="string" calcext:value-type="string">
            <text:p>Recreation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30]-[.B30]" office:value-type="float" office:value="0" calcext:value-type="float">
            <text:p>0</text:p>
          </table:table-cell>
          <table:table-cell table:formula="of:=SQRT([.C30]*[.C30] + [.F30]*[.F30])" office:value-type="float" office:value="0" calcext:value-type="float">
            <text:p>0,0000</text:p>
          </table:table-cell>
          <table:table-cell table:formula="of:=(([.E30]-[.B30]) / [.B30]) * 100" office:value-type="string" office:string-value="" calcext:value-type="error">
            <text:p>#DIV/0!</text:p>
          </table:table-cell>
          <table:table-cell/>
          <table:table-cell table:formula="of:=[.H30]+1.96*[.I30]" office:value-type="float" office:value="0" calcext:value-type="float">
            <text:p>0,0000</text:p>
          </table:table-cell>
          <table:table-cell table:formula="of:=[.H30]-1.96*[.I3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table:formula="of:=[.E31]-[.B31]" office:value-type="float" office:value="-1178766.8694" calcext:value-type="float">
            <text:p>-1178766,8694</text:p>
          </table:table-cell>
          <table:table-cell table:formula="of:=SQRT([.C31]*[.C31] + [.F31]*[.F31])" office:value-type="float" office:value="324673.148661254" calcext:value-type="float">
            <text:p>324673,1487</text:p>
          </table:table-cell>
          <table:table-cell table:formula="of:=(([.E31]-[.B31]) / [.B31]) * 100" office:value-type="float" office:value="-38.8624713293287" calcext:value-type="float">
            <text:p>-38,8625</text:p>
          </table:table-cell>
          <table:table-cell/>
          <table:table-cell table:formula="of:=[.H31]+1.96*[.I31]" office:value-type="float" office:value="-542407.498023941" calcext:value-type="float">
            <text:p>-542407,4980</text:p>
          </table:table-cell>
          <table:table-cell table:formula="of:=[.H31]-1.96*[.I31]" office:value-type="float" office:value="-1815126.24077606" calcext:value-type="float">
            <text:p>-1815126,2408</text:p>
          </table:table-cell>
          <table:table-cell office:value-type="string" calcext:value-type="string">
            <text:p>Recreation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32]-[.B32]" office:value-type="float" office:value="0.0287000000000001" calcext:value-type="float">
            <text:p>0,0287000000000001</text:p>
          </table:table-cell>
          <table:table-cell table:formula="of:=SQRT([.C32]*[.C32] + [.F32]*[.F32])" office:value-type="float" office:value="0.00247588368062799" calcext:value-type="float">
            <text:p>0,0025</text:p>
          </table:table-cell>
          <table:table-cell table:formula="of:=(([.E32]-[.B32]) / [.B32]) * 100" office:value-type="float" office:value="5.52560646900271" calcext:value-type="float">
            <text:p>5,5256</text:p>
          </table:table-cell>
          <table:table-cell/>
          <table:table-cell table:formula="of:=[.H32]+1.96*[.I32]" office:value-type="float" office:value="0.0335527320140309" calcext:value-type="float">
            <text:p>0,0336</text:p>
          </table:table-cell>
          <table:table-cell table:formula="of:=[.H32]-1.96*[.I32]" office:value-type="float" office:value="0.0238472679859692" calcext:value-type="float">
            <text:p>0,0238</text:p>
          </table:table-cell>
          <table:table-cell office:value-type="string" calcext:value-type="string">
            <text:p>Recreation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33]-[.B33]" office:value-type="float" office:value="0" calcext:value-type="float">
            <text:p>0</text:p>
          </table:table-cell>
          <table:table-cell table:formula="of:=SQRT([.C33]*[.C33] + [.F33]*[.F33])" office:value-type="float" office:value="0" calcext:value-type="float">
            <text:p>0,0000</text:p>
          </table:table-cell>
          <table:table-cell table:formula="of:=(([.E33]-[.B33]) / [.B33]) * 100" office:value-type="string" office:string-value="" calcext:value-type="error">
            <text:p>#DIV/0!</text:p>
          </table:table-cell>
          <table:table-cell/>
          <table:table-cell table:formula="of:=[.H33]+1.96*[.I33]" office:value-type="float" office:value="0" calcext:value-type="float">
            <text:p>0,0000</text:p>
          </table:table-cell>
          <table:table-cell table:formula="of:=[.H33]-1.96*[.I33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table:formula="of:=[.E34]-[.B34]" office:value-type="float" office:value="-15140828.0947" calcext:value-type="float">
            <text:p>-15140828,0947</text:p>
          </table:table-cell>
          <table:table-cell table:formula="of:=SQRT([.C34]*[.C34] + [.F34]*[.F34])" office:value-type="float" office:value="2911308.62924074" calcext:value-type="float">
            <text:p>2911308,6292</text:p>
          </table:table-cell>
          <table:table-cell table:formula="of:=(([.E34]-[.B34]) / [.B34]) * 100" office:value-type="float" office:value="-55.936365117198" calcext:value-type="float">
            <text:p>-55,9364</text:p>
          </table:table-cell>
          <table:table-cell/>
          <table:table-cell table:formula="of:=[.H34]+1.96*[.I34]" office:value-type="float" office:value="-9434663.18138815" calcext:value-type="float">
            <text:p>-9434663,1814</text:p>
          </table:table-cell>
          <table:table-cell table:formula="of:=[.H34]-1.96*[.I34]" office:value-type="float" office:value="-20846993.0080119" calcext:value-type="float">
            <text:p>-20846993,0080</text:p>
          </table:table-cell>
          <table:table-cell office:value-type="string" calcext:value-type="string">
            <text:p>Recreation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Mean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Mean Lossi 1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1" office:value-type="float" office:value="0.198" calcext:value-type="float">
            <text:p>0,1980</text:p>
          </table:table-cell>
          <table:table-cell office:value-type="float" office:value="0.0116" calcext:value-type="float">
            <text:p>0,0116</text:p>
          </table:table-cell>
          <table:table-cell/>
          <table:table-cell table:formula="of:=[.E38]-[.B38]" office:value-type="float" office:value="-0.0145" calcext:value-type="float">
            <text:p>-0,0145</text:p>
          </table:table-cell>
          <table:table-cell table:formula="of:=SQRT([.C38]*[.C38] + [.F38]*[.F38])" office:value-type="float" office:value="0.0166901168360201" calcext:value-type="float">
            <text:p>0,0167</text:p>
          </table:table-cell>
          <table:table-cell table:formula="of:=(([.E38]-[.B38]) / [.B38]) * 100" office:value-type="float" office:value="-6.8235294117647" calcext:value-type="float">
            <text:p>-6,8235</text:p>
          </table:table-cell>
          <table:table-cell/>
          <table:table-cell table:formula="of:=[.H38]+1.96*[.I38]" office:value-type="float" office:value="0.0182126289985993" calcext:value-type="float">
            <text:p>0,0182</text:p>
          </table:table-cell>
          <table:table-cell table:formula="of:=[.H38]-1.96*[.I38]" office:value-type="float" office:value="-0.0472126289985993" calcext:value-type="float">
            <text:p>-0,047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39]-[.B39]" office:value-type="float" office:value="-0.0404" calcext:value-type="float">
            <text:p>-0,0404</text:p>
          </table:table-cell>
          <table:table-cell table:formula="of:=SQRT([.C39]*[.C39] + [.F39]*[.F39])" office:value-type="float" office:value="0.00509313263129874" calcext:value-type="float">
            <text:p>0,0051</text:p>
          </table:table-cell>
          <table:table-cell table:formula="of:=(([.E39]-[.B39]) / [.B39]) * 100" office:value-type="float" office:value="-14.9685068543905" calcext:value-type="float">
            <text:p>-14,9685</text:p>
          </table:table-cell>
          <table:table-cell/>
          <table:table-cell table:formula="of:=[.H39]+1.96*[.I39]" office:value-type="float" office:value="-0.0304174600426544" calcext:value-type="float">
            <text:p>-0,0304</text:p>
          </table:table-cell>
          <table:table-cell table:formula="of:=[.H39]-1.96*[.I39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99" calcext:value-type="float">
            <text:p>0,2599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40]-[.B40]" office:value-type="float" office:value="0.00390000000000001" calcext:value-type="float">
            <text:p>0,00390000000000001</text:p>
          </table:table-cell>
          <table:table-cell table:formula="of:=SQRT([.C40]*[.C40] + [.F40]*[.F40])" office:value-type="float" office:value="0.00622253967444162" calcext:value-type="float">
            <text:p>0,0062</text:p>
          </table:table-cell>
          <table:table-cell table:formula="of:=(([.E40]-[.B40]) / [.B40]) * 100" office:value-type="float" office:value="1.52343750000001" calcext:value-type="float">
            <text:p>1,5234</text:p>
          </table:table-cell>
          <table:table-cell/>
          <table:table-cell table:formula="of:=[.H40]+1.96*[.I40]" office:value-type="float" office:value="0.0160961777619056" calcext:value-type="float">
            <text:p>0,0161</text:p>
          </table:table-cell>
          <table:table-cell table:formula="of:=[.H40]-1.96*[.I40]" office:value-type="float" office:value="-0.00829617776190556" calcext:value-type="float">
            <text:p>-0,008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07" calcext:value-type="float">
            <text:p>0,5107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41]-[.B41]" office:value-type="float" office:value="0.0387000000000001" calcext:value-type="float">
            <text:p>0,0387000000000001</text:p>
          </table:table-cell>
          <table:table-cell table:formula="of:=SQRT([.C41]*[.C41] + [.F41]*[.F41])" office:value-type="float" office:value="0.0197989898732233" calcext:value-type="float">
            <text:p>0,0198</text:p>
          </table:table-cell>
          <table:table-cell table:formula="of:=(([.E41]-[.B41]) / [.B41]) * 100" office:value-type="float" office:value="8.1991525423729" calcext:value-type="float">
            <text:p>8,1992</text:p>
          </table:table-cell>
          <table:table-cell/>
          <table:table-cell table:formula="of:=[.H41]+1.96*[.I41]" office:value-type="float" office:value="0.0775060201515178" calcext:value-type="float">
            <text:p>0,0775</text:p>
          </table:table-cell>
          <table:table-cell table:formula="of:=[.H41]-1.96*[.I41]" office:value-type="float" office:value="-0.000106020151517665" calcext:value-type="float">
            <text:p>-0,000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42]-[.B42]" office:value-type="float" office:value="0" calcext:value-type="float">
            <text:p>0</text:p>
          </table:table-cell>
          <table:table-cell table:formula="of:=SQRT([.C42]*[.C42] + [.F42]*[.F42])" office:value-type="float" office:value="0" calcext:value-type="float">
            <text:p>0,0000</text:p>
          </table:table-cell>
          <table:table-cell table:formula="of:=(([.E42]-[.B42]) / [.B42]) * 100" office:value-type="string" office:string-value="" calcext:value-type="error">
            <text:p>#DIV/0!</text:p>
          </table:table-cell>
          <table:table-cell/>
          <table:table-cell table:formula="of:=[.H42]+1.96*[.I42]" office:value-type="float" office:value="0" calcext:value-type="float">
            <text:p>0,0000</text:p>
          </table:table-cell>
          <table:table-cell table:formula="of:=[.H42]-1.96*[.I42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2116445.1732" calcext:value-type="float">
            <text:p>2116445,1732</text:p>
          </table:table-cell>
          <table:table-cell office:value-type="float" office:value="175403.0579" calcext:value-type="float">
            <text:p>175403,0579</text:p>
          </table:table-cell>
          <table:table-cell/>
          <table:table-cell table:formula="of:=[.E43]-[.B43]" office:value-type="float" office:value="-916730.0961" calcext:value-type="float">
            <text:p>-916730,0961</text:p>
          </table:table-cell>
          <table:table-cell table:formula="of:=SQRT([.C43]*[.C43] + [.F43]*[.F43])" office:value-type="float" office:value="338001.187736627" calcext:value-type="float">
            <text:p>338001,1877</text:p>
          </table:table-cell>
          <table:table-cell table:formula="of:=(([.E43]-[.B43]) / [.B43]) * 100" office:value-type="float" office:value="-30.223446214223" calcext:value-type="float">
            <text:p>-30,2234</text:p>
          </table:table-cell>
          <table:table-cell/>
          <table:table-cell table:formula="of:=[.H43]+1.96*[.I43]" office:value-type="float" office:value="-254247.76813621" calcext:value-type="float">
            <text:p>-254247,7681</text:p>
          </table:table-cell>
          <table:table-cell table:formula="of:=[.H43]-1.96*[.I43]" office:value-type="float" office:value="-1579212.42406379" calcext:value-type="float">
            <text:p>-1579212,4241</text:p>
          </table:table-cell>
          <table:table-cell office:value-type="string" calcext:value-type="string">
            <text:p>Lossi 1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492" calcext:value-type="float">
            <text:p>0,5492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44]-[.B44]" office:value-type="float" office:value="0.0298000000000001" calcext:value-type="float">
            <text:p>0,0298000000000001</text:p>
          </table:table-cell>
          <table:table-cell table:formula="of:=SQRT([.C44]*[.C44] + [.F44]*[.F44])" office:value-type="float" office:value="0.00247588368062799" calcext:value-type="float">
            <text:p>0,0025</text:p>
          </table:table-cell>
          <table:table-cell table:formula="of:=(([.E44]-[.B44]) / [.B44]) * 100" office:value-type="float" office:value="5.73738929534079" calcext:value-type="float">
            <text:p>5,7374</text:p>
          </table:table-cell>
          <table:table-cell/>
          <table:table-cell table:formula="of:=[.H44]+1.96*[.I44]" office:value-type="float" office:value="0.0346527320140309" calcext:value-type="float">
            <text:p>0,0347</text:p>
          </table:table-cell>
          <table:table-cell table:formula="of:=[.H44]-1.96*[.I44]" office:value-type="float" office:value="0.0249472679859692" calcext:value-type="float">
            <text:p>0,0249</text:p>
          </table:table-cell>
          <table:table-cell office:value-type="string" calcext:value-type="string">
            <text:p>Lossi 1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45]-[.B45]" office:value-type="float" office:value="0" calcext:value-type="float">
            <text:p>0</text:p>
          </table:table-cell>
          <table:table-cell table:formula="of:=SQRT([.C45]*[.C45] + [.F45]*[.F45])" office:value-type="float" office:value="0" calcext:value-type="float">
            <text:p>0,0000</text:p>
          </table:table-cell>
          <table:table-cell table:formula="of:=(([.E45]-[.B45]) / [.B45]) * 100" office:value-type="string" office:string-value="" calcext:value-type="error">
            <text:p>#DIV/0!</text:p>
          </table:table-cell>
          <table:table-cell/>
          <table:table-cell table:formula="of:=[.H45]+1.96*[.I45]" office:value-type="float" office:value="0" calcext:value-type="float">
            <text:p>0,0000</text:p>
          </table:table-cell>
          <table:table-cell table:formula="of:=[.H45]-1.96*[.I45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4896599.9251" calcext:value-type="float">
            <text:p>14896599,9251</text:p>
          </table:table-cell>
          <table:table-cell office:value-type="float" office:value="1366937.5471" calcext:value-type="float">
            <text:p>1366937,5471</text:p>
          </table:table-cell>
          <table:table-cell/>
          <table:table-cell table:formula="of:=[.E46]-[.B46]" office:value-type="float" office:value="-12171351.421" calcext:value-type="float">
            <text:p>-12171351,421</text:p>
          </table:table-cell>
          <table:table-cell table:formula="of:=SQRT([.C46]*[.C46] + [.F46]*[.F46])" office:value-type="float" office:value="3035265.40749982" calcext:value-type="float">
            <text:p>3035265,4075</text:p>
          </table:table-cell>
          <table:table-cell table:formula="of:=(([.E46]-[.B46]) / [.B46]) * 100" office:value-type="float" office:value="-44.9659128811522" calcext:value-type="float">
            <text:p>-44,9659</text:p>
          </table:table-cell>
          <table:table-cell/>
          <table:table-cell table:formula="of:=[.H46]+1.96*[.I46]" office:value-type="float" office:value="-6222231.22230034" calcext:value-type="float">
            <text:p>-6222231,2223</text:p>
          </table:table-cell>
          <table:table-cell table:formula="of:=[.H46]-1.96*[.I46]" office:value-type="float" office:value="-18120471.6196997" calcext:value-type="float">
            <text:p>-18120471,6197</text:p>
          </table:table-cell>
          <table:table-cell office:value-type="string" calcext:value-type="string">
            <text:p>Lossi 1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Mean Recrea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Mean Lossi 1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style-name="ce1" office:value-type="float" office:value="0.198" calcext:value-type="float">
            <text:p>0,1980</text:p>
          </table:table-cell>
          <table:table-cell office:value-type="float" office:value="0.0116" calcext:value-type="float">
            <text:p>0,0116</text:p>
          </table:table-cell>
          <table:table-cell/>
          <table:table-cell table:formula="of:=[.E50]-[.B50]" office:value-type="float" office:value="0.0086" calcext:value-type="float">
            <text:p>0,0086</text:p>
          </table:table-cell>
          <table:table-cell table:formula="of:=SQRT([.C50]*[.C50] + [.F50]*[.F50])" office:value-type="float" office:value="0.016334319698108" calcext:value-type="float">
            <text:p>0,0163</text:p>
          </table:table-cell>
          <table:table-cell table:formula="of:=(([.E50]-[.B50]) / [.B50]) * 100" office:value-type="float" office:value="4.54065469904963" calcext:value-type="float">
            <text:p>4,5407</text:p>
          </table:table-cell>
          <table:table-cell/>
          <table:table-cell table:formula="of:=[.H50]+1.96*[.I50]" office:value-type="float" office:value="0.0406152666082917" calcext:value-type="float">
            <text:p>0,0406</text:p>
          </table:table-cell>
          <table:table-cell table:formula="of:=[.H50]-1.96*[.I50]" office:value-type="float" office:value="-0.0234152666082917" calcext:value-type="float">
            <text:p>-0,023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51]-[.B51]" office:value-type="float" office:value="0" calcext:value-type="float">
            <text:p>0</text:p>
          </table:table-cell>
          <table:table-cell table:formula="of:=SQRT([.C51]*[.C51] + [.F51]*[.F51])" office:value-type="float" office:value="0.00494974746830583" calcext:value-type="float">
            <text:p>0,0049</text:p>
          </table:table-cell>
          <table:table-cell table:formula="of:=(([.E51]-[.B51]) / [.B51]) * 100" office:value-type="float" office:value="0" calcext:value-type="float">
            <text:p>0,0000</text:p>
          </table:table-cell>
          <table:table-cell/>
          <table:table-cell table:formula="of:=[.H51]+1.96*[.I51]" office:value-type="float" office:value="0.00970150503787943" calcext:value-type="float">
            <text:p>0,0097</text:p>
          </table:table-cell>
          <table:table-cell table:formula="of:=[.H51]-1.96*[.I51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99" calcext:value-type="float">
            <text:p>0,2599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52]-[.B52]" office:value-type="float" office:value="-0.0005" calcext:value-type="float">
            <text:p>-0,0005</text:p>
          </table:table-cell>
          <table:table-cell table:formula="of:=SQRT([.C52]*[.C52] + [.F52]*[.F52])" office:value-type="float" office:value="0.00622253967444162" calcext:value-type="float">
            <text:p>0,0062</text:p>
          </table:table-cell>
          <table:table-cell table:formula="of:=(([.E52]-[.B52]) / [.B52]) * 100" office:value-type="float" office:value="-0.192012288786483" calcext:value-type="float">
            <text:p>-0,1920</text:p>
          </table:table-cell>
          <table:table-cell/>
          <table:table-cell table:formula="of:=[.H52]+1.96*[.I52]" office:value-type="float" office:value="0.0116961777619056" calcext:value-type="float">
            <text:p>0,0117</text:p>
          </table:table-cell>
          <table:table-cell table:formula="of:=[.H52]-1.96*[.I52]" office:value-type="float" office:value="-0.0126961777619056" calcext:value-type="float">
            <text:p>-0,012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07" calcext:value-type="float">
            <text:p>0,5107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53]-[.B53]" office:value-type="float" office:value="-0.00149999999999995" calcext:value-type="float">
            <text:p>-0,00149999999999995</text:p>
          </table:table-cell>
          <table:table-cell table:formula="of:=SQRT([.C53]*[.C53] + [.F53]*[.F53])" office:value-type="float" office:value="0.0197989898732233" calcext:value-type="float">
            <text:p>0,0198</text:p>
          </table:table-cell>
          <table:table-cell table:formula="of:=(([.E53]-[.B53]) / [.B53]) * 100" office:value-type="float" office:value="-0.292854353768049" calcext:value-type="float">
            <text:p>-0,2929</text:p>
          </table:table-cell>
          <table:table-cell/>
          <table:table-cell table:formula="of:=[.H53]+1.96*[.I53]" office:value-type="float" office:value="0.0373060201515178" calcext:value-type="float">
            <text:p>0,0373</text:p>
          </table:table-cell>
          <table:table-cell table:formula="of:=[.H53]-1.96*[.I53]" office:value-type="float" office:value="-0.0403060201515177" calcext:value-type="float">
            <text:p>-0,040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54]-[.B54]" office:value-type="float" office:value="0" calcext:value-type="float">
            <text:p>0</text:p>
          </table:table-cell>
          <table:table-cell table:formula="of:=SQRT([.C54]*[.C54] + [.F54]*[.F54])" office:value-type="float" office:value="0" calcext:value-type="float">
            <text:p>0,0000</text:p>
          </table:table-cell>
          <table:table-cell table:formula="of:=(([.E54]-[.B54]) / [.B54]) * 100" office:value-type="string" office:string-value="" calcext:value-type="error">
            <text:p>#DIV/0!</text:p>
          </table:table-cell>
          <table:table-cell/>
          <table:table-cell table:formula="of:=[.H54]+1.96*[.I54]" office:value-type="float" office:value="0" calcext:value-type="float">
            <text:p>0,0000</text:p>
          </table:table-cell>
          <table:table-cell table:formula="of:=[.H54]-1.96*[.I54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office:value-type="float" office:value="2116445.1732" calcext:value-type="float">
            <text:p>2116445,1732</text:p>
          </table:table-cell>
          <table:table-cell office:value-type="float" office:value="175403.0579" calcext:value-type="float">
            <text:p>175403,0579</text:p>
          </table:table-cell>
          <table:table-cell/>
          <table:table-cell table:formula="of:=[.E55]-[.B55]" office:value-type="float" office:value="262036.7733" calcext:value-type="float">
            <text:p>262036,7733</text:p>
          </table:table-cell>
          <table:table-cell table:formula="of:=SQRT([.C55]*[.C55] + [.F55]*[.F55])" office:value-type="float" office:value="229565.493904427" calcext:value-type="float">
            <text:p>229565,4939</text:p>
          </table:table-cell>
          <table:table-cell table:formula="of:=(([.E55]-[.B55]) / [.B55]) * 100" office:value-type="float" office:value="14.130478125214" calcext:value-type="float">
            <text:p>14,1305</text:p>
          </table:table-cell>
          <table:table-cell/>
          <table:table-cell table:formula="of:=[.H55]+1.96*[.I55]" office:value-type="float" office:value="711985.141352678" calcext:value-type="float">
            <text:p>711985,1414</text:p>
          </table:table-cell>
          <table:table-cell table:formula="of:=[.H55]-1.96*[.I55]" office:value-type="float" office:value="-187911.594752678" calcext:value-type="float">
            <text:p>-187911,594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492" calcext:value-type="float">
            <text:p>0,5492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56]-[.B56]" office:value-type="float" office:value="0.00109999999999999" calcext:value-type="float">
            <text:p>0,00109999999999999</text:p>
          </table:table-cell>
          <table:table-cell table:formula="of:=SQRT([.C56]*[.C56] + [.F56]*[.F56])" office:value-type="float" office:value="0.00240416305603426" calcext:value-type="float">
            <text:p>0,0024</text:p>
          </table:table-cell>
          <table:table-cell table:formula="of:=(([.E56]-[.B56]) / [.B56]) * 100" office:value-type="float" office:value="0.200693304141578" calcext:value-type="float">
            <text:p>0,2007</text:p>
          </table:table-cell>
          <table:table-cell/>
          <table:table-cell table:formula="of:=[.H56]+1.96*[.I56]" office:value-type="float" office:value="0.00581215958982714" calcext:value-type="float">
            <text:p>0,0058</text:p>
          </table:table-cell>
          <table:table-cell table:formula="of:=[.H56]-1.96*[.I56]" office:value-type="float" office:value="-0.00361215958982716" calcext:value-type="float">
            <text:p>-0,003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57]-[.B57]" office:value-type="float" office:value="0" calcext:value-type="float">
            <text:p>0</text:p>
          </table:table-cell>
          <table:table-cell table:formula="of:=SQRT([.C57]*[.C57] + [.F57]*[.F57])" office:value-type="float" office:value="0" calcext:value-type="float">
            <text:p>0,0000</text:p>
          </table:table-cell>
          <table:table-cell table:formula="of:=(([.E57]-[.B57]) / [.B57]) * 100" office:value-type="string" office:string-value="" calcext:value-type="error">
            <text:p>#DIV/0!</text:p>
          </table:table-cell>
          <table:table-cell/>
          <table:table-cell table:formula="of:=[.H57]+1.96*[.I57]" office:value-type="float" office:value="0" calcext:value-type="float">
            <text:p>0,0000</text:p>
          </table:table-cell>
          <table:table-cell table:formula="of:=[.H57]-1.96*[.I57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office:value-type="float" office:value="14896599.9251" calcext:value-type="float">
            <text:p>14896599,9251</text:p>
          </table:table-cell>
          <table:table-cell office:value-type="float" office:value="1366937.5471" calcext:value-type="float">
            <text:p>1366937,5471</text:p>
          </table:table-cell>
          <table:table-cell/>
          <table:table-cell table:formula="of:=[.E58]-[.B58]" office:value-type="float" office:value="2969476.6737" calcext:value-type="float">
            <text:p>2969476,6737</text:p>
          </table:table-cell>
          <table:table-cell table:formula="of:=SQRT([.C58]*[.C58] + [.F58]*[.F58])" office:value-type="float" office:value="1732027.23883606" calcext:value-type="float">
            <text:p>1732027,2388</text:p>
          </table:table-cell>
          <table:table-cell table:formula="of:=(([.E58]-[.B58]) / [.B58]) * 100" office:value-type="float" office:value="24.8968390039186" calcext:value-type="float">
            <text:p>24,8968</text:p>
          </table:table-cell>
          <table:table-cell/>
          <table:table-cell table:formula="of:=[.H58]+1.96*[.I58]" office:value-type="float" office:value="6364250.06181868" calcext:value-type="float">
            <text:p>6364250,0618</text:p>
          </table:table-cell>
          <table:table-cell table:formula="of:=[.H58]-1.96*[.I58]" office:value-type="float" office:value="-425296.714418674" calcext:value-type="float">
            <text:p>-425296,7144</text:p>
          </table:table-cell>
          <table:table-cell office:value-type="string" calcext:value-type="string">
            <text:p>Difference not significa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.00.0000</text:date>, <text:time style:data-style-name="N2" text:time-value="17:07:12.474338885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5:52:23.905401329</meta:creation-date>
    <dc:date>2024-12-09T18:09:21.295825912</dc:date>
    <meta:editing-duration>PT53M57S</meta:editing-duration>
    <meta:editing-cycles>7</meta:editing-cycles>
    <meta:generator>LibreOffice/24.2.7.2$Linux_X86_64 LibreOffice_project/420$Build-2</meta:generator>
    <meta:document-statistic meta:table-count="1" meta:cell-count="541" meta:object-count="0"/>
  </office:meta>
</office:document-meta>
</file>